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19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0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4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5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8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2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3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4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pr1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1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2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3" style:family="paragraph">
      <style:text-properties fo:color="#6666ff" style:font-name="Adobe Gothic Std B" fo:font-size="96pt" fo:text-shadow="1pt 1pt" style:font-size-asian="96pt" style:font-size-complex="96pt"/>
    </style:style>
    <style:style style:name="P14" style:family="paragraph">
      <style:paragraph-properties fo:text-align="center"/>
      <style:text-properties fo:font-weight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0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1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2" style:family="text">
      <style:text-properties fo:color="#6666ff" style:font-name="Adobe Gothic Std B" fo:font-size="96pt" fo:text-shadow="1pt 1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4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4cm" svg:y="17.553cm">
          <draw:text-box>
            <text:p><text:span text:style-name="T7">L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8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4.8cm" svg:height="4.086cm" svg:x="10cm" svg:y="7.199cm">
          <draw:text-box>
            <text:p><text:span text:style-name="T8">V</text:span></text:p>
          </draw:text-box>
        </draw:frame>
        <draw:custom-shape draw:style-name="gr20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3.286cm" svg:x="14.8cm" svg:y="6.999cm">
          <draw:text-box>
            <text:p><text:span text:style-name="T9">V</text:span></text:p>
          </draw:text-box>
        </draw:frame>
        <draw:custom-shape draw:style-name="gr20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1" draw:layer="layout" svg:width="7cm" svg:height="2.012cm" svg:x="14.2cm" svg:y="8.788cm">
          <draw:text-box>
            <text:p><text:span text:style-name="T10">log</text:span></text:p>
          </draw:text-box>
        </draw:frame>
        <draw:frame draw:style-name="gr10" draw:text-style-name="P9" draw:layer="layout" svg:width="4.8cm" svg:height="4.086cm" svg:x="19.2cm" svg:y="7.199cm">
          <draw:text-box>
            <text:p><text:span text:style-name="T8">P</text:span></text:p>
          </draw:text-box>
        </draw:frame>
        <draw:custom-shape draw:style-name="gr20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5.3cm" svg:y="7.199cm">
          <draw:text-box>
            <text:p><text:span text:style-name="T8">?</text:span></text:p>
          </draw:text-box>
        </draw:frame>
        <draw:custom-shape draw:style-name="gr20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4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.8cm" svg:y1="6.601cm" svg:x2="12.1cm" svg:y2="6.601cm">
          <text:p/>
        </draw:line>
        <draw:line draw:style-name="gr24" draw:text-style-name="P1" draw:layer="layout" svg:x1="6.8cm" svg:y1="7.877cm" svg:x2="12.1cm" svg:y2="7.877cm">
          <text:p/>
        </draw:line>
        <draw:line draw:style-name="gr24" draw:text-style-name="P1" draw:layer="layout" svg:x1="9.392cm" svg:y1="4cm" svg:x2="9.392cm" svg:y2="9.3cm">
          <text:p/>
        </draw:line>
        <draw:line draw:style-name="gr24" draw:text-style-name="P1" draw:layer="layout" svg:x1="10.668cm" svg:y1="4cm" svg:x2="10.668cm" svg:y2="9.3cm">
          <text:p/>
        </draw:line>
        <draw:line draw:style-name="gr24" draw:text-style-name="P1" draw:layer="layout" svg:x1="8.116cm" svg:y1="4cm" svg:x2="8.116cm" svg:y2="9.3cm">
          <text:p/>
        </draw:line>
        <draw:custom-shape draw:style-name="gr25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1" draw:layer="layout" svg:x1="18.092cm" svg:y1="5.9cm" svg:x2="18.092cm" svg:y2="8.6cm">
          <text:p/>
        </draw:line>
        <draw:line draw:style-name="gr24" draw:text-style-name="P1" draw:layer="layout" svg:x1="20.748cm" svg:y1="5.9cm" svg:x2="20.748cm" svg:y2="8.6cm">
          <text:p/>
        </draw:line>
        <draw:line draw:style-name="gr24" draw:text-style-name="P1" draw:layer="layout" svg:x1="20.748cm" svg:y1="4.4cm" svg:x2="18.092cm" svg:y2="5.8cm">
          <text:p/>
        </draw:line>
        <draw:line draw:style-name="gr24" draw:text-style-name="P1" draw:layer="layout" svg:x1="21.948cm" svg:y1="6.6cm" svg:x2="19.292cm" svg:y2="8cm">
          <text:p/>
        </draw:line>
        <draw:line draw:style-name="gr24" draw:text-style-name="P1" draw:layer="layout" svg:x1="16.792cm" svg:y1="6.6cm" svg:x2="19.448cm" svg:y2="8cm">
          <text:p/>
        </draw:line>
        <draw:line draw:style-name="gr24" draw:text-style-name="P1" draw:layer="layout" svg:x1="18.092cm" svg:y1="4.5cm" svg:x2="20.748cm" svg:y2="5.9cm">
          <text:p/>
        </draw:line>
        <draw:line draw:style-name="gr24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.8cm" svg:y1="14.201cm" svg:x2="12.1cm" svg:y2="14.201cm">
          <text:p/>
        </draw:line>
        <draw:line draw:style-name="gr24" draw:text-style-name="P1" draw:layer="layout" svg:x1="6.8cm" svg:y1="15.477cm" svg:x2="12.1cm" svg:y2="15.477cm">
          <text:p/>
        </draw:line>
        <draw:line draw:style-name="gr24" draw:text-style-name="P1" draw:layer="layout" svg:x1="9.392cm" svg:y1="11.6cm" svg:x2="9.392cm" svg:y2="16.9cm">
          <text:p/>
        </draw:line>
        <draw:line draw:style-name="gr24" draw:text-style-name="P1" draw:layer="layout" svg:x1="10.668cm" svg:y1="11.6cm" svg:x2="10.668cm" svg:y2="16.9cm">
          <text:p/>
        </draw:line>
        <draw:line draw:style-name="gr24" draw:text-style-name="P1" draw:layer="layout" svg:x1="8.116cm" svg:y1="11.6cm" svg:x2="8.116cm" svg:y2="16.9cm">
          <text:p/>
        </draw:line>
        <draw:line draw:style-name="gr24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1" draw:layer="layout" svg:x1="6.8cm" svg:y1="6.601cm" svg:x2="12.1cm" svg:y2="6.601cm">
          <text:p/>
        </draw:line>
        <draw:line draw:style-name="gr24" draw:text-style-name="P1" draw:layer="layout" svg:x1="6.8cm" svg:y1="7.877cm" svg:x2="12.1cm" svg:y2="7.877cm">
          <text:p/>
        </draw:line>
        <draw:line draw:style-name="gr24" draw:text-style-name="P1" draw:layer="layout" svg:x1="9.392cm" svg:y1="4cm" svg:x2="9.392cm" svg:y2="9.3cm">
          <text:p/>
        </draw:line>
        <draw:line draw:style-name="gr24" draw:text-style-name="P1" draw:layer="layout" svg:x1="10.668cm" svg:y1="4cm" svg:x2="10.668cm" svg:y2="9.3cm">
          <text:p/>
        </draw:line>
        <draw:line draw:style-name="gr24" draw:text-style-name="P1" draw:layer="layout" svg:x1="8.116cm" svg:y1="4cm" svg:x2="8.116cm" svg:y2="9.3cm">
          <text:p/>
        </draw:line>
        <draw:custom-shape draw:style-name="gr25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4" draw:text-style-name="P1" draw:layer="layout" svg:x1="18.092cm" svg:y1="13.6cm" svg:x2="18.092cm" svg:y2="16.3cm">
          <text:p/>
        </draw:line>
        <draw:line draw:style-name="gr24" draw:text-style-name="P1" draw:layer="layout" svg:x1="20.748cm" svg:y1="13.6cm" svg:x2="20.748cm" svg:y2="16.3cm">
          <text:p/>
        </draw:line>
        <draw:line draw:style-name="gr24" draw:text-style-name="P1" draw:layer="layout" svg:x1="20.748cm" svg:y1="12.1cm" svg:x2="18.092cm" svg:y2="13.5cm">
          <text:p/>
        </draw:line>
        <draw:line draw:style-name="gr24" draw:text-style-name="P1" draw:layer="layout" svg:x1="21.948cm" svg:y1="14.3cm" svg:x2="19.292cm" svg:y2="15.7cm">
          <text:p/>
        </draw:line>
        <draw:line draw:style-name="gr24" draw:text-style-name="P1" draw:layer="layout" svg:x1="16.792cm" svg:y1="14.3cm" svg:x2="19.448cm" svg:y2="15.7cm">
          <text:p/>
        </draw:line>
        <draw:line draw:style-name="gr24" draw:text-style-name="P1" draw:layer="layout" svg:x1="18.092cm" svg:y1="12.2cm" svg:x2="20.748cm" svg:y2="13.6cm">
          <text:p/>
        </draw:line>
        <draw:custom-shape draw:style-name="gr27" draw:text-style-name="P12" draw:layer="layout" svg:width="2.9cm" svg:height="2.9cm" svg:x="19.1cm" svg:y="14.2cm">
          <text:p text:style-name="P1"><text:span text:style-name="T1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2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2.9cm" svg:height="2.9cm" svg:x="9.166cm" svg:y="13.858cm">
          <text:p text:style-name="P1"><text:span text:style-name="T1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2.9cm" svg:height="2.9cm" svg:x="19.066cm" svg:y="13.958cm">
          <text:p text:style-name="P1"><text:span text:style-name="T11">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1" draw:text-style-name="P1" draw:layer="layout" svg:x1="7.2cm" svg:y1="10.6cm" svg:x2="7.2cm" svg:y2="7.6cm">
          <text:p/>
        </draw:line>
        <draw:line draw:style-name="gr31" draw:text-style-name="P1" draw:layer="layout" svg:x1="5.7cm" svg:y1="9.1cm" svg:x2="8.7cm" svg:y2="9.1cm">
          <text:p/>
        </draw:line>
        <draw:line draw:style-name="gr32" draw:text-style-name="P1" draw:layer="layout" svg:x1="7cm" svg:y1="13.4cm" svg:x2="10cm" svg:y2="13.4cm">
          <text:p/>
        </draw:line>
        <draw:custom-shape draw:style-name="gr33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8" draw:text-style-name="P13" draw:layer="layout" svg:width="4.38cm" svg:height="4.51cm" svg:x="3.62cm" svg:y="2.29cm">
          <draw:text-box>
            <text:p><text:span text:style-name="T12">80</text:span></text:p>
          </draw:text-box>
        </draw:frame>
        <draw:frame draw:style-name="gr38" draw:text-style-name="P13" draw:layer="layout" svg:width="6.319cm" svg:height="4.51cm" svg:x="1.8cm" svg:y="5.79cm">
          <draw:text-box>
            <text:p><text:span text:style-name="T12">150</text:span></text:p>
          </draw:text-box>
        </draw:frame>
        <draw:frame draw:style-name="gr38" draw:text-style-name="P13" draw:layer="layout" svg:width="6.319cm" svg:height="4.51cm" svg:x="1.881cm" svg:y="9cm">
          <draw:text-box>
            <text:p><text:span text:style-name="T12">300</text:span></text:p>
          </draw:text-box>
        </draw:frame>
        <draw:frame draw:style-name="gr38" draw:text-style-name="P13" draw:layer="layout" svg:width="6.319cm" svg:height="4.51cm" svg:x="2.081cm" svg:y="12.49cm">
          <draw:text-box>
            <text:p><text:span text:style-name="T12">600</text:span></text:p>
          </draw:text-box>
        </draw:frame>
        <draw:frame draw:style-name="gr2" draw:text-style-name="P2" draw:layer="layout" svg:width="5cm" svg:height="4.002cm" svg:x="15.6cm" svg:y="5.8cm">
          <draw:text-box>
            <text:p><text:span text:style-name="T1">γ</text:span></text:p>
          </draw:text-box>
        </draw:frame>
        <draw:line draw:style-name="gr3" draw:text-style-name="P1" draw:layer="layout" svg:x1="17.374cm" svg:y1="6.932cm" svg:x2="15.8cm" svg:y2="6.932cm">
          <text:p/>
        </draw:line>
        <presentation:notes draw:style-name="dp2">
          <draw:page-thumbnail draw:style-name="gr1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39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1" draw:text-style-name="P1" draw:layer="layout" svg:x1="10.8cm" svg:y1="7.6cm" svg:x2="10.8cm" svg:y2="12.4cm">
          <text:p/>
        </draw:line>
        <draw:line draw:style-name="gr41" draw:text-style-name="P1" draw:layer="layout" svg:x1="10.2cm" svg:y1="11.6cm" svg:x2="14.8cm" svg:y2="11.6cm">
          <text:p/>
        </draw:line>
        <presentation:notes draw:style-name="dp2">
          <draw:page-thumbnail draw:style-name="gr17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3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2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4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1" draw:layer="layout" svg:x1="5.4cm" svg:y1="17cm" svg:x2="5.4cm" svg:y2="14cm">
          <text:p/>
        </draw:line>
        <draw:line draw:style-name="gr43" draw:text-style-name="P1" draw:layer="layout" svg:x1="5.2cm" svg:y1="16.8cm" svg:x2="8.8cm" svg:y2="16.8cm">
          <text:p/>
        </draw:line>
        <draw:custom-shape draw:style-name="gr44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7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5" draw:text-style-name="P14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6" draw:text-style-name="P14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4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7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6-11-15T16:22:44.073000000</dc:date>
    <meta:editing-duration>PT51M36S</meta:editing-duration>
    <meta:editing-cycles>30</meta:editing-cycles>
    <meta:generator>LibreOffice/4.1.5.3$Windows_x86 LibreOffice_project/1c1366bba2ba2b554cd2ca4d87c06da81c05d24</meta:generator>
    <meta:document-statistic meta:object-count="179"/>
  </office:meta>
</office:document-meta>
</file>